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653in"/>
    </style:style>
    <style:style style:name="Table1.B" style:family="table-column">
      <style:table-column-properties style:column-width="1.5097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2.9271in"/>
    </style:style>
    <style:style style:name="Table1.A1" style:family="table-cell">
      <style:table-cell-properties style:writing-mode="page"/>
    </style:style>
    <style:style style:name="P1" style:family="paragraph" style:parent-style-name="Table_20_Contents">
      <style:text-properties officeooo:rsid="00097524" officeooo:paragraph-rsid="00097524"/>
    </style:style>
    <style:style style:name="P2" style:family="paragraph" style:parent-style-name="Table_20_Contents">
      <style:text-properties officeooo:paragraph-rsid="0009a393"/>
    </style:style>
    <style:style style:name="T1" style:family="text">
      <style:text-properties officeooo:rsid="00097524"/>
    </style:style>
    <style:style style:name="T2" style:family="text">
      <style:text-properties officeooo:rsid="0009a393"/>
    </style:style>
    <style:style style:name="T3" style:family="text">
      <style:text-properties officeooo:rsid="000a6d9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Nodes</text:p>
          </table:table-cell>
          <table:table-cell table:style-name="Table1.A1" office:value-type="string">
            <text:p text:style-name="P1">25345 -!<text:span text:style-name="T3">Prime</text:span></text:p>
          </table:table-cell>
          <table:table-cell table:style-name="Table1.A1" office:value-type="string">
            <text:p text:style-name="P1">43564<text:span text:style-name="T2">345</text:span><text:span text:style-name="T2">-!</text:span><text:span text:style-name="T3">Prime</text:span></text:p>
          </table:table-cell>
          <table:table-cell table:style-name="Table1.A1" office:value-type="string">
            <text:p text:style-name="P1">42643801-<text:span text:style-name="T3">Prime</text:span></text:p>
          </table:table-cell>
        </table:table-row>
        <table:table-row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Table_20_Contents">.<text:span text:style-name="T1">016s</text:span></text:p>
          </table:table-cell>
          <table:table-cell table:style-name="Table1.A1" office:value-type="string">
            <text:p text:style-name="Table_20_Contents">.<text:span text:style-name="T1">01</text:span><text:span text:style-name="T2">84</text:span><text:span text:style-name="T1">s</text:span></text:p>
          </table:table-cell>
          <table:table-cell table:style-name="Table1.A1" office:value-type="string">
            <text:p text:style-name="Table_20_Contents">.<text:span text:style-name="T1">0</text:span><text:span text:style-name="T2">202</text:span><text:span text:style-name="T1">s</text:span></text:p>
          </table:table-cell>
        </table:table-row>
        <table:table-row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Table_20_Contents">.<text:span text:style-name="T1">0114s</text:span></text:p>
          </table:table-cell>
          <table:table-cell table:style-name="Table1.A1" office:value-type="string">
            <text:p text:style-name="Table_20_Contents">.<text:span text:style-name="T2">0108s</text:span></text:p>
          </table:table-cell>
          <table:table-cell table:style-name="Table1.A1" office:value-type="string">
            <text:p text:style-name="Table_20_Contents">.<text:span text:style-name="T2">0268s</text:span></text:p>
          </table:table-cell>
        </table:table-row>
        <table:table-row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Table_20_Contents">.<text:span text:style-name="T1">0164s</text:span></text:p>
          </table:table-cell>
          <table:table-cell table:style-name="Table1.A1" office:value-type="string">
            <text:p text:style-name="Table_20_Contents">.<text:span text:style-name="T2">0118s</text:span></text:p>
          </table:table-cell>
          <table:table-cell table:style-name="Table1.A1" office:value-type="string">
            <text:p text:style-name="Table_20_Contents">.<text:span text:style-name="T3">0468s</text:span></text:p>
          </table:table-cell>
        </table:table-row>
        <table:table-row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Table_20_Contents">.<text:span text:style-name="T1">0134s</text:span></text:p>
          </table:table-cell>
          <table:table-cell table:style-name="Table1.A1" office:value-type="string">
            <text:p text:style-name="Table_20_Contents">.<text:span text:style-name="T2">017s</text:span></text:p>
          </table:table-cell>
          <table:table-cell table:style-name="Table1.A1" office:value-type="string">
            <text:p text:style-name="Table_20_Contents">.<text:span text:style-name="T3">0568s</text:span></text:p>
          </table:table-cell>
        </table:table-row>
        <table:table-row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Table_20_Contents">.<text:span text:style-name="T2">0156s</text:span></text:p>
          </table:table-cell>
          <table:table-cell table:style-name="Table1.A1" office:value-type="string">
            <text:p text:style-name="Table_20_Contents">.<text:span text:style-name="T2">0162s</text:span></text:p>
          </table:table-cell>
          <table:table-cell table:style-name="Table1.A1" office:value-type="string">
            <text:p text:style-name="Table_20_Contents">.<text:span text:style-name="T3">0964s</text:span></text:p>
          </table:table-cell>
        </table:table-row>
        <table:table-row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Table_20_Contents">.<text:span text:style-name="T2">0146s</text:span></text:p>
          </table:table-cell>
          <table:table-cell table:style-name="Table1.A1" office:value-type="string">
            <text:p text:style-name="Table_20_Contents">.<text:span text:style-name="T2">0142s</text:span></text:p>
          </table:table-cell>
          <table:table-cell table:style-name="Table1.A1" office:value-type="string">
            <text:p text:style-name="Table_20_Contents">.<text:span text:style-name="T3">1122s</text:span></text:p>
          </table:table-cell>
        </table:table-row>
        <table:table-row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2">.<text:span text:style-name="T2">0196s</text:span></text:p>
          </table:table-cell>
          <table:table-cell table:style-name="Table1.A1" office:value-type="string">
            <text:p text:style-name="Table_20_Contents">.<text:span text:style-name="T2">0172s</text:span></text:p>
          </table:table-cell>
          <table:table-cell table:style-name="Table1.A1" office:value-type="string">
            <text:p text:style-name="Table_20_Contents">.<text:span text:style-name="T3">1414s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0T21:17:29.248123373</meta:creation-date>
    <dc:date>2020-09-10T21:41:21.205876499</dc:date>
    <meta:editing-duration>PT3M31S</meta:editing-duration>
    <meta:editing-cycles>1</meta:editing-cycles>
    <meta:document-statistic meta:table-count="1" meta:image-count="0" meta:object-count="0" meta:page-count="1" meta:paragraph-count="32" meta:word-count="33" meta:character-count="178" meta:non-whitespace-character-count="177"/>
    <meta:generator>LibreOffice/6.4.4.2$Linux_X86_64 LibreOffice_project/40$Build-2</meta:generator>
  </office:meta>
</office:document-meta>
</file>